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53cm"/>
    </style:style>
    <style:style style:name="co7" style:family="table-column">
      <style:table-column-properties fo:break-before="auto" style:column-width="0.38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0.436cm"/>
    </style:style>
    <style:style style:name="co10" style:family="table-column">
      <style:table-column-properties fo:break-before="auto" style:column-width="0.407cm"/>
    </style:style>
    <style:style style:name="co11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  <style:text-properties fo:font-style="normal" style:font-style-asian="normal" style:font-style-complex="normal"/>
    </style:style>
    <style:style style:name="ce5" style:family="table-cell" style:parent-style-name="Default" style:data-style-name="N0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.018cm" svg:height="9.004cm" svg:x="31.594cm" svg:y="22.657cm">
            <draw:object draw:notify-on-update-of-ranges="Sheet1.O34:Sheet1.O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Default" table:number-matrix-columns-spanned="2" table:number-matrix-rows-spanned="32" table:formula="of:=ORG.LIBREOFFICE.FOURIER(([.A1:.A32]-7.5)/7.5;1)" office:value-type="float" office:value="0" calcext:value-type="float">
            <text:p>0</text:p>
          </table:table-cell>
          <table:table-cell office:value-type="float" office:value="2.99951956532372E-032" calcext:value-type="float">
            <text:p>2.99951956532372E-32</text:p>
          </table:table-cell>
          <table:table-cell/>
          <table:table-cell table:number-matrix-columns-spanned="2" table:number-matrix-rows-spanned="32" table:formula="of:=ORG.LIBREOFFICE.FOURIER([.B1:.B32];1;1)" office:value-type="float" office:value="-1" calcext:value-type="float">
            <text:p>-1</text:p>
          </table:table-cell>
          <table:table-cell office:value-type="float" office:value="-6.12323399573676E-017" calcext:value-type="float">
            <text:p>-6.12323399573676E-17</text:p>
          </table:table-cell>
          <table:table-cell/>
          <table:table-cell table:number-matrix-columns-spanned="2" table:number-matrix-rows-spanned="32" table:formula="of:=ORG.LIBREOFFICE.FOURIER([.C1:.C32];1; 1)" office:value-type="float" office:value="2.00504951100752E-016" calcext:value-type="float">
            <text:p>2.00504951100752E-16</text:p>
          </table:table-cell>
          <table:table-cell office:value-type="float" office:value="4.90678828439786E-049" calcext:value-type="float">
            <text:p>4.90678828439786E-49</text:p>
          </table:table-cell>
          <table:table-cell/>
          <table:table-cell table:number-matrix-columns-spanned="1" table:number-matrix-rows-spanned="32" table:formula="of:=ROUND( ([.E1:.E32]-[.I1:.I32]+1)/2*15; 3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20.3063407752177" calcext:value-type="float">
            <text:p>20.3063407752177</text:p>
          </table:table-cell>
          <table:table-cell/>
          <table:table-cell office:value-type="float" office:value="1.22617812065184E-016" calcext:value-type="float">
            <text:p>1.22617812065184E-16</text:p>
          </table:table-cell>
          <table:table-cell office:value-type="float" office:value="1.92397350539344E-017" calcext:value-type="float">
            <text:p>1.92397350539344E-17</text:p>
          </table:table-cell>
          <table:table-cell/>
          <table:table-cell office:value-type="float" office:value="-1.11022302462516E-016" calcext:value-type="float">
            <text:p>-1.11022302462516E-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3.74939945665464E-033" calcext:value-type="float">
            <text:p>-3.74939945665464E-33</text:p>
          </table:table-cell>
          <table:table-cell office:value-type="float" office:value="1.88495039601951E-032" calcext:value-type="float">
            <text:p>1.88495039601951E-32</text:p>
          </table:table-cell>
          <table:table-cell/>
          <table:table-cell office:value-type="float" office:value="1.4084144537075E-016" calcext:value-type="float">
            <text:p>1.4084144537075E-16</text:p>
          </table:table-cell>
          <table:table-cell office:value-type="float" office:value="1.84784931976146E-017" calcext:value-type="float">
            <text:p>1.84784931976146E-17</text:p>
          </table:table-cell>
          <table:table-cell/>
          <table:table-cell office:value-type="float" office:value="-1.66533453693773E-016" calcext:value-type="float">
            <text:p>-1.66533453693773E-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6.59311641787664" calcext:value-type="float">
            <text:p>6.59311641787664</text:p>
          </table:table-cell>
          <table:table-cell/>
          <table:table-cell office:value-type="float" office:value="8.25503446318457E-017" calcext:value-type="float">
            <text:p>8.25503446318457E-17</text:p>
          </table:table-cell>
          <table:table-cell office:value-type="float" office:value="5.72754205260554E-018" calcext:value-type="float">
            <text:p>5.72754205260554E-18</text:p>
          </table:table-cell>
          <table:table-cell/>
          <table:table-cell office:value-type="float" office:value="-1.11022302462516E-016" calcext:value-type="float">
            <text:p>-1.11022302462516E-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7.49879891330929E-033" calcext:value-type="float">
            <text:p>-7.49879891330929E-33</text:p>
          </table:table-cell>
          <table:table-cell office:value-type="float" office:value="1.81037020380199E-032" calcext:value-type="float">
            <text:p>1.81037020380199E-32</text:p>
          </table:table-cell>
          <table:table-cell/>
          <table:table-cell office:value-type="float" office:value="1.24428877902215E-016" calcext:value-type="float">
            <text:p>1.24428877902215E-16</text:p>
          </table:table-cell>
          <table:table-cell office:value-type="float" office:value="1.53080849893419E-017" calcext:value-type="float">
            <text:p>1.53080849893419E-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3.74173682357878" calcext:value-type="float">
            <text:p>3.74173682357878</text:p>
          </table:table-cell>
          <table:table-cell/>
          <table:table-cell office:value-type="float" office:value="-9.39188587381228E-019" calcext:value-type="float">
            <text:p>-9.39188587381228E-19</text:p>
          </table:table-cell>
          <table:table-cell office:value-type="float" office:value="2.55713384433281E-018" calcext:value-type="float">
            <text:p>2.55713384433281E-18</text:p>
          </table:table-cell>
          <table:table-cell/>
          <table:table-cell office:value-type="float" office:value="-5.55111512312578E-017" calcext:value-type="float">
            <text:p>-5.55111512312578E-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3.74939945665464E-033" calcext:value-type="float">
            <text:p>-3.74939945665464E-33</text:p>
          </table:table-cell>
          <table:table-cell office:value-type="float" office:value="5.61137283336419E-033" calcext:value-type="float">
            <text:p>5.61137283336419E-33</text:p>
          </table:table-cell>
          <table:table-cell/>
          <table:table-cell office:value-type="float" office:value="8.07566082487854E-017" calcext:value-type="float">
            <text:p>8.07566082487854E-17</text:p>
          </table:table-cell>
          <table:table-cell office:value-type="float" office:value="3.1704082082727E-018" calcext:value-type="float">
            <text:p>3.1704082082727E-18</text:p>
          </table:table-cell>
          <table:table-cell/>
          <table:table-cell office:value-type="float" office:value="1.11022302462516E-016" calcext:value-type="float">
            <text:p>1.11022302462516E-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2.43700705117595" calcext:value-type="float">
            <text:p>2.43700705117595</text:p>
          </table:table-cell>
          <table:table-cell/>
          <table:table-cell office:value-type="float" office:value="-3.70915661673988E-017" calcext:value-type="float">
            <text:p>-3.70915661673988E-17</text:p>
          </table:table-cell>
          <table:table-cell office:value-type="float" office:value="7.61241856319747E-019" calcext:value-type="float">
            <text:p>7.61241856319747E-19</text:p>
          </table:table-cell>
          <table:table-cell/>
          <table:table-cell office:value-type="float" office:value="1.11022302462516E-016" calcext:value-type="float">
            <text:p>1.11022302462516E-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1.49975978266186E-032" calcext:value-type="float">
            <text:p>-1.49975978266186E-32</text:p>
          </table:table-cell>
          <table:table-cell office:value-type="float" office:value="1.49975978266186E-032" calcext:value-type="float">
            <text:p>1.49975978266186E-32</text:p>
          </table:table-cell>
          <table:table-cell/>
          <table:table-cell office:value-type="float" office:value="6.12323399573677E-017" calcext:value-type="float">
            <text:p>6.12323399573677E-17</text:p>
          </table:table-cell>
          <table:table-cell office:value-type="float" office:value="2.81204959249098E-033" calcext:value-type="float">
            <text:p>2.81204959249098E-33</text:p>
          </table:table-cell>
          <table:table-cell/>
          <table:table-cell office:value-type="float" office:value="-1.23259516440783E-032" calcext:value-type="float">
            <text:p>-1.23259516440783E-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.64135758165732" calcext:value-type="float">
            <text:p>1.64135758165732</text:p>
          </table:table-cell>
          <table:table-cell/>
          <table:table-cell office:value-type="float" office:value="-1.64867312952978E-017" calcext:value-type="float">
            <text:p>-1.64867312952978E-17</text:p>
          </table:table-cell>
          <table:table-cell office:value-type="float" office:value="-7.61241856319755E-019" calcext:value-type="float">
            <text:p>-7.61241856319755E-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3.74939945665464E-033" calcext:value-type="float">
            <text:p>-3.74939945665464E-33</text:p>
          </table:table-cell>
          <table:table-cell office:value-type="float" office:value="2.50526862196286E-033" calcext:value-type="float">
            <text:p>2.50526862196286E-33</text:p>
          </table:table-cell>
          <table:table-cell/>
          <table:table-cell office:value-type="float" office:value="-4.21618330207586E-018" calcext:value-type="float">
            <text:p>-4.21618330207586E-18</text:p>
          </table:table-cell>
          <table:table-cell office:value-type="float" office:value="-3.17040820827271E-018" calcext:value-type="float">
            <text:p>-3.17040820827271E-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.06902227190158" calcext:value-type="float">
            <text:p>1.06902227190158</text:p>
          </table:table-cell>
          <table:table-cell/>
          <table:table-cell office:value-type="float" office:value="-5.26391088753155E-017" calcext:value-type="float">
            <text:p>-5.26391088753155E-17</text:p>
          </table:table-cell>
          <table:table-cell office:value-type="float" office:value="-2.55713384433283E-018" calcext:value-type="float">
            <text:p>-2.55713384433283E-18</text:p>
          </table:table-cell>
          <table:table-cell/>
          <table:table-cell office:value-type="float" office:value="5.55111512312578E-017" calcext:value-type="float">
            <text:p>5.55111512312578E-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7.49879891330929E-033" calcext:value-type="float">
            <text:p>-7.49879891330929E-33</text:p>
          </table:table-cell>
          <table:table-cell office:value-type="float" office:value="3.10610421140133E-033" calcext:value-type="float">
            <text:p>3.10610421140133E-33</text:p>
          </table:table-cell>
          <table:table-cell/>
          <table:table-cell office:value-type="float" office:value="-3.2580367966163E-017" calcext:value-type="float">
            <text:p>-3.2580367966163E-17</text:p>
          </table:table-cell>
          <table:table-cell office:value-type="float" office:value="-1.53080849893419E-017" calcext:value-type="float">
            <text:p>-1.53080849893419E-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0.606693367214685" calcext:value-type="float">
            <text:p>0.606693367214685</text:p>
          </table:table-cell>
          <table:table-cell/>
          <table:table-cell office:value-type="float" office:value="-1.36128642094542E-016" calcext:value-type="float">
            <text:p>-1.36128642094542E-16</text:p>
          </table:table-cell>
          <table:table-cell office:value-type="float" office:value="-5.72754205260554E-018" calcext:value-type="float">
            <text:p>-5.72754205260554E-18</text:p>
          </table:table-cell>
          <table:table-cell/>
          <table:table-cell office:value-type="float" office:value="2.22044604925031E-016" calcext:value-type="float">
            <text:p>2.22044604925031E-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3.74939945665464E-033" calcext:value-type="float">
            <text:p>-3.74939945665464E-33</text:p>
          </table:table-cell>
          <table:table-cell office:value-type="float" office:value="7.45801922175179E-034" calcext:value-type="float">
            <text:p>7.45801922175179E-34</text:p>
          </table:table-cell>
          <table:table-cell/>
          <table:table-cell office:value-type="float" office:value="-6.43010204240409E-017" calcext:value-type="float">
            <text:p>-6.43010204240409E-17</text:p>
          </table:table-cell>
          <table:table-cell office:value-type="float" office:value="-1.84784931976146E-017" calcext:value-type="float">
            <text:p>-1.84784931976146E-17</text:p>
          </table:table-cell>
          <table:table-cell/>
          <table:table-cell office:value-type="float" office:value="5.55111512312578E-017" calcext:value-type="float">
            <text:p>5.55111512312578E-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0.196982806714329" calcext:value-type="float">
            <text:p>0.196982806714329</text:p>
          </table:table-cell>
          <table:table-cell/>
          <table:table-cell office:value-type="float" office:value="-1.7619610952788E-016" calcext:value-type="float">
            <text:p>-1.7619610952788E-16</text:p>
          </table:table-cell>
          <table:table-cell office:value-type="float" office:value="-1.92397350539344E-017" calcext:value-type="float">
            <text:p>-1.92397350539344E-17</text:p>
          </table:table-cell>
          <table:table-cell/>
          <table:table-cell office:value-type="float" office:value="1.11022302462516E-016" calcext:value-type="float">
            <text:p>1.11022302462516E-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9.79717439317883E-016" calcext:value-type="float">
            <text:p>9.79717439317883E-1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.00504951100752E-016" calcext:value-type="float">
            <text:p>2.00504951100752E-1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style-name="ce1" office:value-type="float" office:value="-0.196982806714329" calcext:value-type="float">
            <text:p>-0.196982806714329</text:p>
          </table:table-cell>
          <table:table-cell table:style-name="ce1"/>
          <table:table-cell table:style-name="ce1" office:value-type="float" office:value="-1.7619610952788E-016" calcext:value-type="float">
            <text:p>-1.7619610952788E-16</text:p>
          </table:table-cell>
          <table:table-cell table:style-name="ce1" office:value-type="float" office:value="1.92397350539344E-017" calcext:value-type="float">
            <text:p>1.92397350539344E-17</text:p>
          </table:table-cell>
          <table:table-cell table:style-name="ce1"/>
          <table:table-cell table:style-name="ce1" office:value-type="float" office:value="1.11022302462516E-016" calcext:value-type="float">
            <text:p>1.11022302462516E-16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3.74939945665464E-033" calcext:value-type="float">
            <text:p>-3.74939945665464E-33</text:p>
          </table:table-cell>
          <table:table-cell table:style-name="ce1" office:value-type="float" office:value="-7.45801922175179E-034" calcext:value-type="float">
            <text:p>-7.45801922175179E-34</text:p>
          </table:table-cell>
          <table:table-cell table:style-name="ce1"/>
          <table:table-cell table:style-name="ce1" office:value-type="float" office:value="-6.43010204240409E-017" calcext:value-type="float">
            <text:p>-6.43010204240409E-17</text:p>
          </table:table-cell>
          <table:table-cell table:style-name="ce1" office:value-type="float" office:value="1.84784931976146E-017" calcext:value-type="float">
            <text:p>1.84784931976146E-17</text:p>
          </table:table-cell>
          <table:table-cell table:style-name="ce1"/>
          <table:table-cell table:style-name="ce1" office:value-type="float" office:value="5.55111512312578E-017" calcext:value-type="float">
            <text:p>5.55111512312578E-17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style-name="ce1" office:value-type="float" office:value="-0.606693367214685" calcext:value-type="float">
            <text:p>-0.606693367214685</text:p>
          </table:table-cell>
          <table:table-cell table:style-name="ce1"/>
          <table:table-cell table:style-name="ce1" office:value-type="float" office:value="-1.36128642094542E-016" calcext:value-type="float">
            <text:p>-1.36128642094542E-16</text:p>
          </table:table-cell>
          <table:table-cell table:style-name="ce1" office:value-type="float" office:value="5.72754205260554E-018" calcext:value-type="float">
            <text:p>5.72754205260554E-18</text:p>
          </table:table-cell>
          <table:table-cell table:style-name="ce1"/>
          <table:table-cell table:style-name="ce1" office:value-type="float" office:value="2.22044604925031E-016" calcext:value-type="float">
            <text:p>2.22044604925031E-16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7.49879891330929E-033" calcext:value-type="float">
            <text:p>-7.49879891330929E-33</text:p>
          </table:table-cell>
          <table:table-cell table:style-name="ce1" office:value-type="float" office:value="-3.10610421140133E-033" calcext:value-type="float">
            <text:p>-3.10610421140133E-33</text:p>
          </table:table-cell>
          <table:table-cell table:style-name="ce1"/>
          <table:table-cell table:style-name="ce1" office:value-type="float" office:value="-3.2580367966163E-017" calcext:value-type="float">
            <text:p>-3.2580367966163E-17</text:p>
          </table:table-cell>
          <table:table-cell table:style-name="ce1" office:value-type="float" office:value="1.53080849893419E-017" calcext:value-type="float">
            <text:p>1.53080849893419E-1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style-name="ce1" office:value-type="float" office:value="-1.06902227190158" calcext:value-type="float">
            <text:p>-1.06902227190158</text:p>
          </table:table-cell>
          <table:table-cell table:style-name="ce1"/>
          <table:table-cell table:style-name="ce1" office:value-type="float" office:value="-5.26391088753155E-017" calcext:value-type="float">
            <text:p>-5.26391088753155E-17</text:p>
          </table:table-cell>
          <table:table-cell table:style-name="ce1" office:value-type="float" office:value="2.55713384433283E-018" calcext:value-type="float">
            <text:p>2.55713384433283E-18</text:p>
          </table:table-cell>
          <table:table-cell table:style-name="ce1"/>
          <table:table-cell table:style-name="ce1" office:value-type="float" office:value="5.55111512312578E-017" calcext:value-type="float">
            <text:p>5.55111512312578E-17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3.74939945665464E-033" calcext:value-type="float">
            <text:p>-3.74939945665464E-33</text:p>
          </table:table-cell>
          <table:table-cell table:style-name="ce1" office:value-type="float" office:value="-2.50526862196286E-033" calcext:value-type="float">
            <text:p>-2.50526862196286E-33</text:p>
          </table:table-cell>
          <table:table-cell table:style-name="ce1"/>
          <table:table-cell table:style-name="ce1" office:value-type="float" office:value="-4.21618330207586E-018" calcext:value-type="float">
            <text:p>-4.21618330207586E-18</text:p>
          </table:table-cell>
          <table:table-cell table:style-name="ce1" office:value-type="float" office:value="3.17040820827271E-018" calcext:value-type="float">
            <text:p>3.17040820827271E-1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style-name="ce1" office:value-type="float" office:value="-1.64135758165732" calcext:value-type="float">
            <text:p>-1.64135758165732</text:p>
          </table:table-cell>
          <table:table-cell table:style-name="ce1"/>
          <table:table-cell table:style-name="ce1" office:value-type="float" office:value="-1.64867312952978E-017" calcext:value-type="float">
            <text:p>-1.64867312952978E-17</text:p>
          </table:table-cell>
          <table:table-cell table:style-name="ce1" office:value-type="float" office:value="7.61241856319755E-019" calcext:value-type="float">
            <text:p>7.61241856319755E-19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1.49975978266186E-032" calcext:value-type="float">
            <text:p>-1.49975978266186E-32</text:p>
          </table:table-cell>
          <table:table-cell table:style-name="ce1" office:value-type="float" office:value="-1.49975978266186E-032" calcext:value-type="float">
            <text:p>-1.49975978266186E-32</text:p>
          </table:table-cell>
          <table:table-cell table:style-name="ce1"/>
          <table:table-cell table:style-name="ce1" office:value-type="float" office:value="6.12323399573677E-017" calcext:value-type="float">
            <text:p>6.12323399573677E-17</text:p>
          </table:table-cell>
          <table:table-cell table:style-name="ce1" office:value-type="float" office:value="-2.81204959249098E-033" calcext:value-type="float">
            <text:p>-2.81204959249098E-33</text:p>
          </table:table-cell>
          <table:table-cell table:style-name="ce1"/>
          <table:table-cell table:style-name="ce1" office:value-type="float" office:value="-1.23259516440783E-032" calcext:value-type="float">
            <text:p>-1.23259516440783E-32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style-name="ce1" office:value-type="float" office:value="-2.43700705117595" calcext:value-type="float">
            <text:p>-2.43700705117595</text:p>
          </table:table-cell>
          <table:table-cell table:style-name="ce1"/>
          <table:table-cell table:style-name="ce1" office:value-type="float" office:value="-3.70915661673988E-017" calcext:value-type="float">
            <text:p>-3.70915661673988E-17</text:p>
          </table:table-cell>
          <table:table-cell table:style-name="ce1" office:value-type="float" office:value="-7.61241856319747E-019" calcext:value-type="float">
            <text:p>-7.61241856319747E-19</text:p>
          </table:table-cell>
          <table:table-cell table:style-name="ce1"/>
          <table:table-cell table:style-name="ce1" office:value-type="float" office:value="1.11022302462516E-016" calcext:value-type="float">
            <text:p>1.11022302462516E-16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3.74939945665464E-033" calcext:value-type="float">
            <text:p>-3.74939945665464E-33</text:p>
          </table:table-cell>
          <table:table-cell table:style-name="ce1" office:value-type="float" office:value="-5.61137283336419E-033" calcext:value-type="float">
            <text:p>-5.61137283336419E-33</text:p>
          </table:table-cell>
          <table:table-cell table:style-name="ce1"/>
          <table:table-cell table:style-name="ce1" office:value-type="float" office:value="8.07566082487854E-017" calcext:value-type="float">
            <text:p>8.07566082487854E-17</text:p>
          </table:table-cell>
          <table:table-cell table:style-name="ce1" office:value-type="float" office:value="-3.1704082082727E-018" calcext:value-type="float">
            <text:p>-3.1704082082727E-18</text:p>
          </table:table-cell>
          <table:table-cell table:style-name="ce1"/>
          <table:table-cell table:style-name="ce1" office:value-type="float" office:value="1.11022302462516E-016" calcext:value-type="float">
            <text:p>1.11022302462516E-16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style-name="ce1" office:value-type="float" office:value="-3.74173682357878" calcext:value-type="float">
            <text:p>-3.74173682357878</text:p>
          </table:table-cell>
          <table:table-cell table:style-name="ce1"/>
          <table:table-cell table:style-name="ce1" office:value-type="float" office:value="-9.39188587381228E-019" calcext:value-type="float">
            <text:p>-9.39188587381228E-19</text:p>
          </table:table-cell>
          <table:table-cell table:style-name="ce1" office:value-type="float" office:value="-2.55713384433281E-018" calcext:value-type="float">
            <text:p>-2.55713384433281E-18</text:p>
          </table:table-cell>
          <table:table-cell table:style-name="ce1"/>
          <table:table-cell table:style-name="ce1" office:value-type="float" office:value="-5.55111512312578E-017" calcext:value-type="float">
            <text:p>-5.55111512312578E-17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7.49879891330929E-033" calcext:value-type="float">
            <text:p>-7.49879891330929E-33</text:p>
          </table:table-cell>
          <table:table-cell table:style-name="ce1" office:value-type="float" office:value="-1.81037020380199E-032" calcext:value-type="float">
            <text:p>-1.81037020380199E-32</text:p>
          </table:table-cell>
          <table:table-cell table:style-name="ce1"/>
          <table:table-cell table:style-name="ce1" office:value-type="float" office:value="1.24428877902215E-016" calcext:value-type="float">
            <text:p>1.24428877902215E-16</text:p>
          </table:table-cell>
          <table:table-cell table:style-name="ce1" office:value-type="float" office:value="-1.53080849893419E-017" calcext:value-type="float">
            <text:p>-1.53080849893419E-1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style-name="ce1" office:value-type="float" office:value="-6.59311641787664" calcext:value-type="float">
            <text:p>-6.59311641787664</text:p>
          </table:table-cell>
          <table:table-cell table:style-name="ce1"/>
          <table:table-cell table:style-name="ce1" office:value-type="float" office:value="8.25503446318457E-017" calcext:value-type="float">
            <text:p>8.25503446318457E-17</text:p>
          </table:table-cell>
          <table:table-cell table:style-name="ce1" office:value-type="float" office:value="-5.72754205260554E-018" calcext:value-type="float">
            <text:p>-5.72754205260554E-18</text:p>
          </table:table-cell>
          <table:table-cell table:style-name="ce1"/>
          <table:table-cell table:style-name="ce1" office:value-type="float" office:value="-1.11022302462516E-016" calcext:value-type="float">
            <text:p>-1.11022302462516E-16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3.74939945665464E-033" calcext:value-type="float">
            <text:p>-3.74939945665464E-33</text:p>
          </table:table-cell>
          <table:table-cell table:style-name="ce1" office:value-type="float" office:value="-1.88495039601951E-032" calcext:value-type="float">
            <text:p>-1.88495039601951E-32</text:p>
          </table:table-cell>
          <table:table-cell table:style-name="ce1"/>
          <table:table-cell table:style-name="ce1" office:value-type="float" office:value="1.4084144537075E-016" calcext:value-type="float">
            <text:p>1.4084144537075E-16</text:p>
          </table:table-cell>
          <table:table-cell table:style-name="ce1" office:value-type="float" office:value="-1.84784931976146E-017" calcext:value-type="float">
            <text:p>-1.84784931976146E-17</text:p>
          </table:table-cell>
          <table:table-cell table:style-name="ce1"/>
          <table:table-cell table:style-name="ce1" office:value-type="float" office:value="-1.66533453693773E-016" calcext:value-type="float">
            <text:p>-1.66533453693773E-16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Ratio:</text:p>
          </table:table-cell>
          <table:table-cell office:value-type="float" office:value="1.2" calcext:value-type="float">
            <text:p>1.2</text:p>
          </table:table-cell>
          <table:table-cell table:number-columns-repeated="1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style-name="ce1" office:value-type="float" office:value="-20.3063407752177" calcext:value-type="float">
            <text:p>-20.3063407752177</text:p>
          </table:table-cell>
          <table:table-cell table:style-name="ce1"/>
          <table:table-cell table:style-name="ce1" office:value-type="float" office:value="1.22617812065184E-016" calcext:value-type="float">
            <text:p>1.22617812065184E-16</text:p>
          </table:table-cell>
          <table:table-cell table:style-name="ce1" office:value-type="float" office:value="-1.92397350539344E-017" calcext:value-type="float">
            <text:p>-1.92397350539344E-17</text:p>
          </table:table-cell>
          <table:table-cell table:style-name="ce1"/>
          <table:table-cell table:style-name="ce1" office:value-type="float" office:value="-1.11022302462516E-016" calcext:value-type="float">
            <text:p>-1.11022302462516E-16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#2 Mult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 calcext:value-type="string">
            <text:p>Raw</text:p>
          </table:table-cell>
          <table:table-cell office:value-type="string" calcext:value-type="string">
            <text:p>Rounded</text:p>
          </table:table-cell>
          <table:table-cell office:value-type="string" calcext:value-type="string">
            <text:p>Rescaled</text:p>
          </table:table-cell>
          <table:table-cell table:number-columns-repeated="1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matrix-columns-spanned="2" table:number-matrix-rows-spanned="32" table:formula="of:=ORG.LIBREOFFICE.FOURIER([.B34:.C65]*32;1;1)" office:value-type="float" office:value="2.45" calcext:value-type="float">
            <text:p>2.45</text:p>
          </table:table-cell>
          <table:table-cell office:value-type="float" office:value="1.92881870865708E-016" calcext:value-type="float">
            <text:p>1.92881870865708E-16</text:p>
          </table:table-cell>
          <table:table-cell table:number-columns-repeated="4"/>
          <table:table-cell table:number-matrix-columns-spanned="1" table:number-matrix-rows-spanned="32" table:formula="of:=ROUND((([.F34:.F65])*7.5)+7.5;3)" office:value-type="float" office:value="7.5" calcext:value-type="float">
            <text:p>7.5</text:p>
          </table:table-cell>
          <table:table-cell table:number-matrix-columns-spanned="1" table:number-matrix-rows-spanned="32" table:formula="of:=ROUND([.K34:.K65])" office:value-type="float" office:value="8" calcext:value-type="float">
            <text:p>8</text:p>
          </table:table-cell>
          <table:table-cell table:number-matrix-columns-spanned="1" table:number-matrix-rows-spanned="32" table:formula="of:=([.K34:.K65]-COM.MICROSOFT.MINIFS([.K34:.K65];[.K34:.K65];&quot;&gt;-&quot; &amp; [.K67]))/COM.MICROSOFT.MAXIFS([.K34:.K65]-COM.MICROSOFT.MINIFS([.K34:.K65];[.K34:.K65];&quot;&gt;-&quot; &amp; [.K67]) ;[.K34:.K65];&quot;&lt;&quot; &amp; [.K67])*15" office:value-type="float" office:value="7.5" calcext:value-type="float">
            <text:p>7.5</text:p>
          </table:table-cell>
          <table:table-cell/>
          <table:table-cell table:number-matrix-columns-spanned="1" table:number-matrix-rows-spanned="32" table:formula="of:=ROUND(IF([.M34:.M65]&lt;0;0;IF([.M34:.M65] &gt;15;15;[.M34:.M65]) ))" office:value-type="float" office:value="8" calcext:value-type="float">
            <text:p>8</text:p>
          </table:table-cell>
          <table:table-cell table:number-columns-repeated="11"/>
          <table:table-cell table:number-matrix-columns-spanned="1" table:number-matrix-rows-spanned="16" table:formula="of:=[.O34:.O49]" office:value-type="float" office:value="8" calcext:value-type="float">
            <text:p>8</text:p>
          </table:table-cell>
          <table:table-cell table:number-matrix-columns-spanned="1" table:number-matrix-rows-spanned="32" table:formula="of:=[.AA34:.AA65]-8" office:value-type="float" office:value="0" calcext:value-type="float">
            <text:p>0</text:p>
          </table:table-cell>
          <table:table-cell table:number-matrix-columns-spanned="1" table:number-matrix-rows-spanned="32" table:formula="of:=[.AB34:.AB65]*15/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.07155289805446" calcext:value-type="float">
            <text:p>2.07155289805446</text:p>
          </table:table-cell>
          <table:table-cell office:value-type="float" office:value="1.06867265571423" calcext:value-type="float">
            <text:p>1.06867265571423</text:p>
          </table:table-cell>
          <table:table-cell table:number-columns-repeated="4"/>
          <table:table-cell office:value-type="float" office:value="15.515" calcext:value-type="float">
            <text:p>15.515</text:p>
          </table:table-cell>
          <table:table-cell office:value-type="float" office:value="16" calcext:value-type="float">
            <text:p>16</text:p>
          </table:table-cell>
          <table:table-cell office:value-type="float" office:value="12.5194138276553" calcext:value-type="float">
            <text:p>12.519413827655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formula="of:=[.R35]+4/5*[.R36]*[.S$32]+1/5*[.R34]*[.S$32]" office:value-type="float" office:value="1.4" calcext:value-type="float">
            <text:p>1.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/>
          <table:table-cell table:style-name="ce2" table:formula="of:=1/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.21060625055548" calcext:value-type="float">
            <text:p>1.21060625055548</text:p>
          </table:table-cell>
          <table:table-cell office:value-type="float" office:value="1.59682370382881" calcext:value-type="float">
            <text:p>1.59682370382881</text:p>
          </table:table-cell>
          <table:table-cell table:number-columns-repeated="4"/>
          <table:table-cell office:value-type="float" office:value="19.476" calcext:value-type="float">
            <text:p>19.47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style-name="ce2" table:formula="of:=1/2" office:value-type="float" office:value="0.5" calcext:value-type="float">
            <text:p>0.5</text:p>
          </table:table-cell>
          <table:table-cell table:formula="of:=[.R36]+4/5*[.R37]*[.S$32]+1/5*[.R35]*[.S$32]" office:value-type="float" office:value="0.966666666666666" calcext:value-type="float">
            <text:p>0.96666666666666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.125" calcext:value-type="float">
            <text:p>13.125</text:p>
          </table:table-cell>
        </table:table-row>
        <table:table-row table:style-name="ro1">
          <table:table-cell/>
          <table:table-cell table:style-name="ce2" table:formula="of:=1/3" office:value-type="float" office:value="0.333333333333333" calcext:value-type="float">
            <text:p>0.33333333333333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.430867547683883" calcext:value-type="float">
            <text:p>0.430867547683883</text:p>
          </table:table-cell>
          <table:table-cell office:value-type="float" office:value="1.49645261371534" calcext:value-type="float">
            <text:p>1.49645261371534</text:p>
          </table:table-cell>
          <table:table-cell table:number-columns-repeated="4"/>
          <table:table-cell office:value-type="float" office:value="18.723" calcext:value-type="float">
            <text:p>18.723</text:p>
          </table:table-cell>
          <table:table-cell office:value-type="float" office:value="19" calcext:value-type="float">
            <text:p>19</text:p>
          </table:table-cell>
          <table:table-cell office:value-type="float" office:value="14.5284318637275" calcext:value-type="float">
            <text:p>14.528431863727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style-name="ce2" table:formula="of:=1/3" office:value-type="float" office:value="0.333333333333333" calcext:value-type="float">
            <text:p>0.333333333333333</text:p>
          </table:table-cell>
          <table:table-cell table:formula="of:=[.R37]+4/5*[.R38]*[.S$32]+1/5*[.R36]*[.S$32]" office:value-type="float" office:value="0.633333333333333" calcext:value-type="float">
            <text:p>0.63333333333333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.125" calcext:value-type="float">
            <text:p>13.125</text:p>
          </table:table-cell>
        </table:table-row>
        <table:table-row table:style-name="ro1">
          <table:table-cell/>
          <table:table-cell table:style-name="Default" table:formula="of:=1/4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99831645537223" calcext:value-type="float">
            <text:p>0.079983164553722</text:p>
          </table:table-cell>
          <table:table-cell office:value-type="float" office:value="1.13472101867809" calcext:value-type="float">
            <text:p>1.13472101867809</text:p>
          </table:table-cell>
          <table:table-cell/>
          <table:table-cell table:style-name="ce2"/>
          <table:table-cell table:number-columns-repeated="2"/>
          <table:table-cell office:value-type="float" office:value="16.01" calcext:value-type="float">
            <text:p>16.01</text:p>
          </table:table-cell>
          <table:table-cell office:value-type="float" office:value="16" calcext:value-type="float">
            <text:p>16</text:p>
          </table:table-cell>
          <table:table-cell office:value-type="float" office:value="12.8294088176353" calcext:value-type="float">
            <text:p>12.829408817635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formula="of:=1/4" office:value-type="float" office:value="0.25" calcext:value-type="float">
            <text:p>0.25</text:p>
          </table:table-cell>
          <table:table-cell table:formula="of:=[.R38]+4/5*[.R39]*[.S$32]+1/5*[.R37]*[.S$32]" office:value-type="float" office:value="0.476666666666667" calcext:value-type="float">
            <text:p>0.47666666666666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/>
          <table:table-cell table:style-name="ce2" table:formula="of:=1/5" office:value-type="float" office:value="0.2" calcext:value-type="float">
            <text:p>0.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.0535213812277838" calcext:value-type="float">
            <text:p>0.053521381227784</text:p>
          </table:table-cell>
          <table:table-cell office:value-type="float" office:value="0.921725162458766" calcext:value-type="float">
            <text:p>0.921725162458766</text:p>
          </table:table-cell>
          <table:table-cell/>
          <table:table-cell table:style-name="ce2"/>
          <table:table-cell table:number-columns-repeated="2"/>
          <table:table-cell office:value-type="float" office:value="14.413" calcext:value-type="float">
            <text:p>14.413</text:p>
          </table:table-cell>
          <table:table-cell office:value-type="float" office:value="14" calcext:value-type="float">
            <text:p>14</text:p>
          </table:table-cell>
          <table:table-cell office:value-type="float" office:value="11.8292835671343" calcext:value-type="float">
            <text:p>11.829283567134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ce2" table:formula="of:=1/5" office:value-type="float" office:value="0.2" calcext:value-type="float">
            <text:p>0.2</text:p>
          </table:table-cell>
          <table:table-cell table:formula="of:=[.R39]+4/5*[.R40]*[.S$32]+1/5*[.R38]*[.S$32]" office:value-type="float" office:value="0.383333333333333" calcext:value-type="float">
            <text:p>0.38333333333333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/>
          <table:table-cell table:style-name="Default" table:formula="of:=1/6" office:value-type="float" office:value="0.166666666666667" calcext:value-type="float">
            <text:p>0.16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37972343014024" calcext:value-type="float">
            <text:p>0.023797234301402</text:p>
          </table:table-cell>
          <table:table-cell office:value-type="float" office:value="0.941186222707604" calcext:value-type="float">
            <text:p>0.941186222707604</text:p>
          </table:table-cell>
          <table:table-cell/>
          <table:table-cell table:style-name="ce4"/>
          <table:table-cell table:number-columns-repeated="2"/>
          <table:table-cell office:value-type="float" office:value="14.559" calcext:value-type="float">
            <text:p>14.559</text:p>
          </table:table-cell>
          <table:table-cell office:value-type="float" office:value="15" calcext:value-type="float">
            <text:p>15</text:p>
          </table:table-cell>
          <table:table-cell office:value-type="float" office:value="11.9207164328657" calcext:value-type="float">
            <text:p>11.920716432865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1/6" office:value-type="float" office:value="0.166666666666667" calcext:value-type="float">
            <text:p>0.166666666666667</text:p>
          </table:table-cell>
          <table:table-cell table:formula="of:=[.R40]+4/5*[.R41]*[.S$32]+1/5*[.R39]*[.S$32]" office:value-type="float" office:value="0.206666666666667" calcext:value-type="float">
            <text:p>0.206666666666667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-0.172749476216418" calcext:value-type="float">
            <text:p>-0.172749476216418</text:p>
          </table:table-cell>
          <table:table-cell office:value-type="float" office:value="0.983287732544092" calcext:value-type="float">
            <text:p>0.983287732544092</text:p>
          </table:table-cell>
          <table:table-cell/>
          <table:table-cell table:style-name="ce5"/>
          <table:table-cell table:number-columns-repeated="2"/>
          <table:table-cell office:value-type="float" office:value="14.875" calcext:value-type="float">
            <text:p>14.875</text:p>
          </table:table-cell>
          <table:table-cell office:value-type="float" office:value="15" calcext:value-type="float">
            <text:p>15</text:p>
          </table:table-cell>
          <table:table-cell office:value-type="float" office:value="12.1186122244489" calcext:value-type="float">
            <text:p>12.118612224448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ce2"/>
          <table:table-cell table:formula="of:=[.R41]+4/5*[.R42]*[.S$32]+1/5*[.R40]*[.S$32]" office:value-type="float" office:value="0.0333333333333333" calcext:value-type="float">
            <text:p>0.03333333333333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-0.416666666666667" calcext:value-type="float">
            <text:p>-0.416666666666667</text:p>
          </table:table-cell>
          <table:table-cell office:value-type="float" office:value="0.866666666666667" calcext:value-type="float">
            <text:p>0.866666666666667</text:p>
          </table:table-cell>
          <table:table-cell/>
          <table:table-cell table:style-name="ce5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1.5706412825651" calcext:value-type="float">
            <text:p>11.570641282565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ce2"/>
          <table:table-cell table:formula="of:=[.R42]+4/5*[.R43]*[.S$32]+1/5*[.R41]*[.S$32]" office:value-type="float" office:value="0" calcext:value-type="float">
            <text:p>0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-0.525137809823291" calcext:value-type="float">
            <text:p>-0.525137809823291</text:p>
          </table:table-cell>
          <table:table-cell office:value-type="float" office:value="0.646197846601847" calcext:value-type="float">
            <text:p>0.646197846601847</text:p>
          </table:table-cell>
          <table:table-cell/>
          <table:table-cell table:style-name="ce5"/>
          <table:table-cell table:number-columns-repeated="2"/>
          <table:table-cell office:value-type="float" office:value="12.346" calcext:value-type="float">
            <text:p>12.346</text:p>
          </table:table-cell>
          <table:table-cell office:value-type="float" office:value="12" calcext:value-type="float">
            <text:p>12</text:p>
          </table:table-cell>
          <table:table-cell office:value-type="float" office:value="10.5348196392786" calcext:value-type="float">
            <text:p>10.534819639278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style-name="ce2"/>
          <table:table-cell table:formula="of:=[.R43]+4/5*[.R44]*[.S$32]+1/5*[.R42]*[.S$32]" office:value-type="float" office:value="0" calcext:value-type="float">
            <text:p>0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.625" calcext:value-type="float">
            <text:p>5.625</text:p>
          </table:table-cell>
        </table:table-row>
        <table:table-row table:style-name="ro1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-0.495201755092434" calcext:value-type="float">
            <text:p>-0.495201755092434</text:p>
          </table:table-cell>
          <table:table-cell office:value-type="float" office:value="0.49837718112554" calcext:value-type="float">
            <text:p>0.49837718112554</text:p>
          </table:table-cell>
          <table:table-cell/>
          <table:table-cell table:style-name="ce5"/>
          <table:table-cell table:number-columns-repeated="2"/>
          <table:table-cell office:value-type="float" office:value="11.238" calcext:value-type="float">
            <text:p>11.238</text:p>
          </table:table-cell>
          <table:table-cell office:value-type="float" office:value="11" calcext:value-type="float">
            <text:p>11</text:p>
          </table:table-cell>
          <table:table-cell office:value-type="float" office:value="9.84093186372746" calcext:value-type="float">
            <text:p>9.8409318637274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ce2"/>
          <table:table-cell table:formula="of:=[.R44]+4/5*[.R45]*[.S$32]+1/5*[.R43]*[.S$32]" office:value-type="float" office:value="0" calcext:value-type="float">
            <text:p>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-0.481798360015719" calcext:value-type="float">
            <text:p>-0.481798360015719</text:p>
          </table:table-cell>
          <table:table-cell office:value-type="float" office:value="0.47896016466245" calcext:value-type="float">
            <text:p>0.47896016466245</text:p>
          </table:table-cell>
          <table:table-cell/>
          <table:table-cell table:style-name="ce5"/>
          <table:table-cell table:number-columns-repeated="2"/>
          <table:table-cell office:value-type="float" office:value="11.092" calcext:value-type="float">
            <text:p>11.092</text:p>
          </table:table-cell>
          <table:table-cell office:value-type="float" office:value="11" calcext:value-type="float">
            <text:p>11</text:p>
          </table:table-cell>
          <table:table-cell office:value-type="float" office:value="9.74949899799599" calcext:value-type="float">
            <text:p>9.749498997995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ce2"/>
          <table:table-cell table:formula="of:=[.R45]+4/5*[.R46]*[.S$32]+1/5*[.R44]*[.S$32]" office:value-type="float" office:value="0" calcext:value-type="float">
            <text:p>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-0.579983164553722" calcext:value-type="float">
            <text:p>-0.579983164553722</text:p>
          </table:table-cell>
          <table:table-cell office:value-type="float" office:value="0.468054352011421" calcext:value-type="float">
            <text:p>0.468054352011421</text:p>
          </table:table-cell>
          <table:table-cell/>
          <table:table-cell table:style-name="ce5"/>
          <table:table-cell table:number-columns-repeated="2"/>
          <table:table-cell office:value-type="float" office:value="11.01" calcext:value-type="float">
            <text:p>11.01</text:p>
          </table:table-cell>
          <table:table-cell office:value-type="float" office:value="11" calcext:value-type="float">
            <text:p>11</text:p>
          </table:table-cell>
          <table:table-cell office:value-type="float" office:value="9.69814629258517" calcext:value-type="float">
            <text:p>9.6981462925851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ce2"/>
          <table:table-cell table:formula="of:=[.R46]+4/5*[.R47]*[.S$32]+1/5*[.R45]*[.S$32]" office:value-type="float" office:value="0" calcext:value-type="float">
            <text:p>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-0.709697350082496" calcext:value-type="float">
            <text:p>-0.709697350082496</text:p>
          </table:table-cell>
          <table:table-cell office:value-type="float" office:value="0.346580834732473" calcext:value-type="float">
            <text:p>0.346580834732473</text:p>
          </table:table-cell>
          <table:table-cell/>
          <table:table-cell table:style-name="ce5"/>
          <table:table-cell table:number-columns-repeated="2"/>
          <table:table-cell office:value-type="float" office:value="10.099" calcext:value-type="float">
            <text:p>10.099</text:p>
          </table:table-cell>
          <table:table-cell office:value-type="float" office:value="10" calcext:value-type="float">
            <text:p>10</text:p>
          </table:table-cell>
          <table:table-cell office:value-type="float" office:value="9.12763026052104" calcext:value-type="float">
            <text:p>9.1276302605210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formula="of:=[.R47]+4/5*[.R48]*[.S$32]+1/5*[.R46]*[.S$32]" office:value-type="float" office:value="0" calcext:value-type="float">
            <text:p>0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-0.739201729764449" calcext:value-type="float">
            <text:p>-0.739201729764449</text:p>
          </table:table-cell>
          <table:table-cell office:value-type="float" office:value="0.154014662246744" calcext:value-type="float">
            <text:p>0.154014662246744</text:p>
          </table:table-cell>
          <table:table-cell/>
          <table:table-cell table:style-name="ce5"/>
          <table:table-cell table:number-columns-repeated="2"/>
          <table:table-cell office:value-type="float" office:value="8.655" calcext:value-type="float">
            <text:p>8.655</text:p>
          </table:table-cell>
          <table:table-cell office:value-type="float" office:value="9" calcext:value-type="float">
            <text:p>9</text:p>
          </table:table-cell>
          <table:table-cell office:value-type="float" office:value="8.22332164328657" calcext:value-type="float">
            <text:p>8.2233216432865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"/>
          <table:table-cell table:formula="of:=[.R48]+4/5*[.R49]*[.S$32]+1/5*[.R47]*[.S$32]" office:value-type="float" office:value="0" calcext:value-type="float">
            <text:p>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-0.666558830828204" calcext:value-type="float">
            <text:p>-0.666558830828204</text:p>
          </table:table-cell>
          <table:table-cell office:value-type="float" office:value="0.0244759885854419" calcext:value-type="float">
            <text:p>0.024475988585442</text:p>
          </table:table-cell>
          <table:table-cell/>
          <table:table-cell table:style-name="ce3"/>
          <table:table-cell table:number-columns-repeated="2"/>
          <table:table-cell office:value-type="float" office:value="7.684" calcext:value-type="float">
            <text:p>7.684</text:p>
          </table:table-cell>
          <table:table-cell office:value-type="float" office:value="8" calcext:value-type="float">
            <text:p>8</text:p>
          </table:table-cell>
          <table:table-cell office:value-type="float" office:value="7.61523046092184" calcext:value-type="float">
            <text:p>7.6152304609218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"/>
          <table:table-cell table:formula="of:=[.R49]+4/5*[.R50]*[.S$32]+1/5*[.R48]*[.S$32]" office:value-type="float" office:value="0" calcext:value-type="float">
            <text:p>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-0.616666666666667" calcext:value-type="float">
            <text:p>-0.616666666666667</text:p>
          </table:table-cell>
          <table:table-cell table:style-name="ce1" office:value-type="float" office:value="1.27567374911183E-016" calcext:value-type="float">
            <text:p>1.27567374911183E-16</text:p>
          </table:table-cell>
          <table:table-cell table:number-columns-repeated="4"/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"/>
          <table:table-cell table:number-matrix-columns-spanned="1" table:number-matrix-rows-spanned="16" table:formula="of:=[.O50:.O65]+8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-0.666558830828204" calcext:value-type="float">
            <text:p>-0.666558830828204</text:p>
          </table:table-cell>
          <table:table-cell table:style-name="ce1" office:value-type="float" office:value="-0.0244759885854419" calcext:value-type="float">
            <text:p>-0.024475988585442</text:p>
          </table:table-cell>
          <table:table-cell table:number-columns-repeated="4"/>
          <table:table-cell office:value-type="float" office:value="7.316" calcext:value-type="float">
            <text:p>7.316</text:p>
          </table:table-cell>
          <table:table-cell office:value-type="float" office:value="7" calcext:value-type="float">
            <text:p>7</text:p>
          </table:table-cell>
          <table:table-cell office:value-type="float" office:value="7.38476953907816" calcext:value-type="float">
            <text:p>7.3847695390781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.125" calcext:value-type="float">
            <text:p>13.125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-0.739201729764449" calcext:value-type="float">
            <text:p>-0.739201729764449</text:p>
          </table:table-cell>
          <table:table-cell table:style-name="ce1" office:value-type="float" office:value="-0.154014662246744" calcext:value-type="float">
            <text:p>-0.154014662246744</text:p>
          </table:table-cell>
          <table:table-cell table:number-columns-repeated="4"/>
          <table:table-cell office:value-type="float" office:value="6.345" calcext:value-type="float">
            <text:p>6.345</text:p>
          </table:table-cell>
          <table:table-cell office:value-type="float" office:value="6" calcext:value-type="float">
            <text:p>6</text:p>
          </table:table-cell>
          <table:table-cell office:value-type="float" office:value="6.77667835671343" calcext:value-type="float">
            <text:p>6.7766783567134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.125" calcext:value-type="float">
            <text:p>13.125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-0.709697350082496" calcext:value-type="float">
            <text:p>-0.709697350082496</text:p>
          </table:table-cell>
          <table:table-cell table:style-name="ce1" office:value-type="float" office:value="-0.346580834732473" calcext:value-type="float">
            <text:p>-0.346580834732473</text:p>
          </table:table-cell>
          <table:table-cell table:number-columns-repeated="4"/>
          <table:table-cell office:value-type="float" office:value="4.901" calcext:value-type="float">
            <text:p>4.901</text:p>
          </table:table-cell>
          <table:table-cell office:value-type="float" office:value="5" calcext:value-type="float">
            <text:p>5</text:p>
          </table:table-cell>
          <table:table-cell office:value-type="float" office:value="5.87236973947896" calcext:value-type="float">
            <text:p>5.872369739478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-0.579983164553722" calcext:value-type="float">
            <text:p>-0.579983164553722</text:p>
          </table:table-cell>
          <table:table-cell table:style-name="ce1" office:value-type="float" office:value="-0.468054352011421" calcext:value-type="float">
            <text:p>-0.468054352011421</text:p>
          </table:table-cell>
          <table:table-cell table:number-columns-repeated="4"/>
          <table:table-cell office:value-type="float" office:value="3.99" calcext:value-type="float">
            <text:p>3.99</text:p>
          </table:table-cell>
          <table:table-cell office:value-type="float" office:value="4" calcext:value-type="float">
            <text:p>4</text:p>
          </table:table-cell>
          <table:table-cell office:value-type="float" office:value="5.30185370741483" calcext:value-type="float">
            <text:p>5.3018537074148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-0.481798360015719" calcext:value-type="float">
            <text:p>-0.481798360015719</text:p>
          </table:table-cell>
          <table:table-cell table:style-name="ce1" office:value-type="float" office:value="-0.47896016466245" calcext:value-type="float">
            <text:p>-0.47896016466245</text:p>
          </table:table-cell>
          <table:table-cell table:number-columns-repeated="4"/>
          <table:table-cell office:value-type="float" office:value="3.908" calcext:value-type="float">
            <text:p>3.908</text:p>
          </table:table-cell>
          <table:table-cell office:value-type="float" office:value="4" calcext:value-type="float">
            <text:p>4</text:p>
          </table:table-cell>
          <table:table-cell office:value-type="float" office:value="5.25050100200401" calcext:value-type="float">
            <text:p>5.2505010020040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-0.495201755092434" calcext:value-type="float">
            <text:p>-0.495201755092434</text:p>
          </table:table-cell>
          <table:table-cell table:style-name="ce1" office:value-type="float" office:value="-0.49837718112554" calcext:value-type="float">
            <text:p>-0.49837718112554</text:p>
          </table:table-cell>
          <table:table-cell table:number-columns-repeated="4"/>
          <table:table-cell office:value-type="float" office:value="3.762" calcext:value-type="float">
            <text:p>3.762</text:p>
          </table:table-cell>
          <table:table-cell office:value-type="float" office:value="4" calcext:value-type="float">
            <text:p>4</text:p>
          </table:table-cell>
          <table:table-cell office:value-type="float" office:value="5.15906813627255" calcext:value-type="float">
            <text:p>5.1590681362725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.375" calcext:value-type="float">
            <text:p>9.375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-0.525137809823291" calcext:value-type="float">
            <text:p>-0.525137809823291</text:p>
          </table:table-cell>
          <table:table-cell table:style-name="ce1" office:value-type="float" office:value="-0.646197846601847" calcext:value-type="float">
            <text:p>-0.646197846601847</text:p>
          </table:table-cell>
          <table:table-cell table:number-columns-repeated="4"/>
          <table:table-cell office:value-type="float" office:value="2.654" calcext:value-type="float">
            <text:p>2.654</text:p>
          </table:table-cell>
          <table:table-cell office:value-type="float" office:value="3" calcext:value-type="float">
            <text:p>3</text:p>
          </table:table-cell>
          <table:table-cell office:value-type="float" office:value="4.46518036072144" calcext:value-type="float">
            <text:p>4.4651803607214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-0.416666666666667" calcext:value-type="float">
            <text:p>-0.416666666666667</text:p>
          </table:table-cell>
          <table:table-cell table:style-name="ce1" office:value-type="float" office:value="-0.866666666666667" calcext:value-type="float">
            <text:p>-0.86666666666666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.42935871743487" calcext:value-type="float">
            <text:p>3.4293587174348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.625" calcext:value-type="float">
            <text:p>5.625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-0.172749476216418" calcext:value-type="float">
            <text:p>-0.172749476216418</text:p>
          </table:table-cell>
          <table:table-cell table:style-name="ce1" office:value-type="float" office:value="-0.983287732544092" calcext:value-type="float">
            <text:p>-0.983287732544092</text:p>
          </table:table-cell>
          <table:table-cell table:number-columns-repeated="4"/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2.8813877755511" calcext:value-type="float">
            <text:p>2.88138777555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.625" calcext:value-type="float">
            <text:p>5.625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.0237972343014024" calcext:value-type="float">
            <text:p>0.023797234301402</text:p>
          </table:table-cell>
          <table:table-cell table:style-name="ce1" office:value-type="float" office:value="-0.941186222707604" calcext:value-type="float">
            <text:p>-0.941186222707604</text:p>
          </table:table-cell>
          <table:table-cell table:number-columns-repeated="4"/>
          <table:table-cell office:value-type="float" office:value="0.441" calcext:value-type="float">
            <text:p>0.441</text:p>
          </table:table-cell>
          <table:table-cell office:value-type="float" office:value="0" calcext:value-type="float">
            <text:p>0</text:p>
          </table:table-cell>
          <table:table-cell office:value-type="float" office:value="3.07928356713427" calcext:value-type="float">
            <text:p>3.079283567134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.625" calcext:value-type="float">
            <text:p>5.625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.0535213812277838" calcext:value-type="float">
            <text:p>0.053521381227784</text:p>
          </table:table-cell>
          <table:table-cell table:style-name="ce1" office:value-type="float" office:value="-0.921725162458766" calcext:value-type="float">
            <text:p>-0.921725162458766</text:p>
          </table:table-cell>
          <table:table-cell table:number-columns-repeated="4"/>
          <table:table-cell office:value-type="float" office:value="0.587" calcext:value-type="float">
            <text:p>0.587</text:p>
          </table:table-cell>
          <table:table-cell office:value-type="float" office:value="1" calcext:value-type="float">
            <text:p>1</text:p>
          </table:table-cell>
          <table:table-cell office:value-type="float" office:value="3.17071643286573" calcext:value-type="float">
            <text:p>3.1707164328657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.625" calcext:value-type="float">
            <text:p>5.625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.0799831645537223" calcext:value-type="float">
            <text:p>0.079983164553722</text:p>
          </table:table-cell>
          <table:table-cell table:style-name="ce1" office:value-type="float" office:value="-1.13472101867809" calcext:value-type="float">
            <text:p>-1.13472101867809</text:p>
          </table:table-cell>
          <table:table-cell table:number-columns-repeated="4"/>
          <table:table-cell office:value-type="float" office:value="-1.01" calcext:value-type="float">
            <text:p>-1.01</text:p>
          </table:table-cell>
          <table:table-cell office:value-type="float" office:value="-1" calcext:value-type="float">
            <text:p>-1</text:p>
          </table:table-cell>
          <table:table-cell office:value-type="float" office:value="2.17059118236473" calcext:value-type="float">
            <text:p>2.1705911823647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.430867547683883" calcext:value-type="float">
            <text:p>0.430867547683883</text:p>
          </table:table-cell>
          <table:table-cell table:style-name="ce1" office:value-type="float" office:value="-1.49645261371534" calcext:value-type="float">
            <text:p>-1.49645261371534</text:p>
          </table:table-cell>
          <table:table-cell table:number-columns-repeated="4"/>
          <table:table-cell office:value-type="float" office:value="-3.723" calcext:value-type="float">
            <text:p>-3.723</text:p>
          </table:table-cell>
          <table:table-cell office:value-type="float" office:value="-4" calcext:value-type="float">
            <text:p>-4</text:p>
          </table:table-cell>
          <table:table-cell office:value-type="float" office:value="0.471568136272545" calcext:value-type="float">
            <text:p>0.4715681362725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.21060625055548" calcext:value-type="float">
            <text:p>1.21060625055548</text:p>
          </table:table-cell>
          <table:table-cell table:style-name="ce1" office:value-type="float" office:value="-1.59682370382881" calcext:value-type="float">
            <text:p>-1.59682370382881</text:p>
          </table:table-cell>
          <table:table-cell table:number-columns-repeated="4"/>
          <table:table-cell office:value-type="float" office:value="-4.476" calcext:value-type="float">
            <text:p>-4.47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.07155289805446" calcext:value-type="float">
            <text:p>2.07155289805446</text:p>
          </table:table-cell>
          <table:table-cell table:style-name="ce1" office:value-type="float" office:value="-1.06867265571423" calcext:value-type="float">
            <text:p>-1.06867265571423</text:p>
          </table:table-cell>
          <table:table-cell table:number-columns-repeated="4"/>
          <table:table-cell office:value-type="float" office:value="-0.515" calcext:value-type="float">
            <text:p>-0.515</text:p>
          </table:table-cell>
          <table:table-cell office:value-type="float" office:value="-1" calcext:value-type="float">
            <text:p>-1</text:p>
          </table:table-cell>
          <table:table-cell office:value-type="float" office:value="2.48058617234469" calcext:value-type="float">
            <text:p>2.480586172344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/>
          <table:table-cell table:number-columns-repeated="8"/>
          <table:table-cell office:value-type="float" office:value="300" calcext:value-type="float">
            <text:p>300</text:p>
          </table:table-cell>
          <table:table-cell table:number-columns-repeated="18"/>
        </table:table-row>
        <table:table-row table:style-name="ro1">
          <table:table-cell/>
          <table:table-cell table:style-name="ce3"/>
          <table:table-cell table:number-columns-repeated="8"/>
          <table:table-cell table:style-name="ce2" table:formula="of:=[.N68]" office:value-type="float" office:value="0" calcext:value-type="float">
            <text:p>0</text:p>
          </table:table-cell>
          <table:table-cell table:number-columns-repeated="18"/>
        </table:table-row>
        <table:table-row table:style-name="ro1" table:number-rows-repeated="12">
          <table:table-cell/>
          <table:table-cell table:style-name="ce3"/>
          <table:table-cell table:number-columns-repeated="27"/>
        </table:table-row>
        <table:table-row table:style-name="ro1">
          <table:table-cell/>
          <table:table-cell table:style-name="ce3"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7:34:19.652737321</meta:creation-date>
    <dc:date>2023-11-10T21:18:27.973259706</dc:date>
    <meta:editing-duration>P4DT21H54M12S</meta:editing-duration>
    <meta:editing-cycles>4</meta:editing-cycles>
    <meta:generator>LibreOffice/7.0.4.2$Linux_X86_64 LibreOffice_project/00$Build-2</meta:generator>
    <meta:document-statistic meta:table-count="1" meta:cell-count="62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line" chart:style-name="ch1">
        <chart:legend chart:legend-position="end" svg:x="13.14cm" svg:y="4.203cm" style:legend-expansion="high" chart:style-name="ch2"/>
        <chart:plot-area chart:style-name="ch3" table:cell-range-address="Sheet1.O34:Sheet1.O65" svg:x="0.106cm" svg:y="0.158cm" svg:width="12.306cm" svg:height="8.188cm">
          <chart:coordinate-region svg:x="0.727cm" svg:y="0.158cm" svg:width="11.685cm" svg:height="7.9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34:Sheet1.O65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O34:Sheet1.O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